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sup>
        <mi>a</mi>
        <mi>b</mi>
      </msup>
      <mo stretchy="false">=</mo>
      <msup>
        <mi>e</mi>
        <mrow>
          <mo fence="true" form="prefix" stretchy="false">(</mo>
          <mrow>
            <mrow>
              <mrow>
                <mi>b</mi>
                <mo stretchy="false">∗</mo>
                <mi>ln</mi>
              </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</mrow>
          </mrow>
          <mo fence="true" form="postfix" stretchy="false">)</mo>
        </mrow>
      </msup>
    </mrow>
    <annotation encoding="StarMath 5.0">a^b = e^( b*ln(a) )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Zach Dodson</meta:initial-creator>
    <meta:creation-date>2025-10-17T11:46:24.995304898</meta:creation-date>
    <dc:date>2025-10-17T11:52:39.144604641</dc:date>
    <dc:creator>Zach Dodson</dc:creator>
    <meta:editing-duration>PT4M56S</meta:editing-duration>
    <meta:editing-cycles>2</meta:editing-cycles>
    <meta:generator>LibreOffice/25.2.6.2$Linux_X86_64 LibreOffice_project/520$Build-2</meta:generator>
  </office:meta>
</office:document-meta>
</file>